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a2dc" officeooo:paragraph-rsid="0021a2dc"/>
    </style:style>
    <style:style style:name="P2" style:family="paragraph" style:parent-style-name="Standard">
      <style:text-properties officeooo:paragraph-rsid="00241b22"/>
    </style:style>
    <style:style style:name="P3" style:family="paragraph" style:parent-style-name="Standard">
      <style:text-properties officeooo:rsid="00293c7d" officeooo:paragraph-rsid="002dee54"/>
    </style:style>
    <style:style style:name="P4" style:family="paragraph" style:parent-style-name="Standard">
      <style:text-properties officeooo:rsid="002f3e67" officeooo:paragraph-rsid="002f3e67"/>
    </style:style>
    <style:style style:name="P5" style:family="paragraph" style:parent-style-name="Standard" style:list-style-name="L1">
      <style:text-properties officeooo:rsid="00293c7d" officeooo:paragraph-rsid="002a9063"/>
    </style:style>
    <style:style style:name="P6" style:family="paragraph" style:parent-style-name="Standard" style:list-style-name="L1">
      <style:text-properties officeooo:rsid="00293c7d" officeooo:paragraph-rsid="002dee54"/>
    </style:style>
    <style:style style:name="P7" style:family="paragraph" style:parent-style-name="Standard" style:list-style-name="L1">
      <style:text-properties officeooo:rsid="00293c7d" officeooo:paragraph-rsid="003062d7"/>
    </style:style>
    <style:style style:name="P8" style:family="paragraph" style:parent-style-name="Standard" style:list-style-name="L1">
      <style:text-properties officeooo:rsid="00293c7d" officeooo:paragraph-rsid="00457f30"/>
    </style:style>
    <style:style style:name="P9" style:family="paragraph" style:parent-style-name="Standard">
      <style:text-properties officeooo:rsid="00293c7d" officeooo:paragraph-rsid="003cc10d"/>
    </style:style>
    <style:style style:name="P10" style:family="paragraph" style:parent-style-name="Standard">
      <style:text-properties officeooo:rsid="00293c7d" officeooo:paragraph-rsid="003062d7"/>
    </style:style>
    <style:style style:name="P11" style:family="paragraph" style:parent-style-name="Standard" style:list-style-name="L1">
      <style:text-properties officeooo:paragraph-rsid="00241b22"/>
    </style:style>
    <style:style style:name="P12" style:family="paragraph" style:parent-style-name="Standard" style:list-style-name="L1">
      <style:text-properties officeooo:paragraph-rsid="002a9063"/>
    </style:style>
    <style:style style:name="P13" style:family="paragraph" style:parent-style-name="Standard" style:list-style-name="L1">
      <style:text-properties officeooo:paragraph-rsid="003062d7"/>
    </style:style>
    <style:style style:name="P14" style:family="paragraph" style:parent-style-name="Standard">
      <style:text-properties officeooo:paragraph-rsid="00241b22"/>
    </style:style>
    <style:style style:name="P15" style:family="paragraph" style:parent-style-name="Standard">
      <style:text-properties officeooo:rsid="00393b15" officeooo:paragraph-rsid="00393b15"/>
    </style:style>
    <style:style style:name="P16" style:family="paragraph" style:parent-style-name="Standard">
      <style:text-properties officeooo:rsid="003e8128" officeooo:paragraph-rsid="003e8128"/>
    </style:style>
    <style:style style:name="P17" style:family="paragraph" style:parent-style-name="Standard">
      <style:text-properties officeooo:rsid="0021a2dc" officeooo:paragraph-rsid="0021a2dc"/>
    </style:style>
    <style:style style:name="P18" style:family="paragraph" style:parent-style-name="Standard">
      <style:text-properties officeooo:rsid="003f4d9b" officeooo:paragraph-rsid="003f4d9b"/>
    </style:style>
    <style:style style:name="P19" style:family="paragraph" style:parent-style-name="Standard">
      <style:text-properties officeooo:rsid="0042e4a4" officeooo:paragraph-rsid="0042e4a4"/>
    </style:style>
    <style:style style:name="P20" style:family="paragraph" style:parent-style-name="Standard">
      <style:text-properties officeooo:paragraph-rsid="003f4d9b"/>
    </style:style>
    <style:style style:name="T1" style:family="text">
      <style:text-properties officeooo:rsid="001f8ab9"/>
    </style:style>
    <style:style style:name="T2" style:family="text">
      <style:text-properties officeooo:rsid="0022cd20"/>
    </style:style>
    <style:style style:name="T3" style:family="text">
      <style:text-properties officeooo:rsid="00235965"/>
    </style:style>
    <style:style style:name="T4" style:family="text">
      <style:text-properties officeooo:rsid="00241b22"/>
    </style:style>
    <style:style style:name="T5" style:family="text">
      <style:text-properties officeooo:rsid="002462ca"/>
    </style:style>
    <style:style style:name="T6" style:family="text">
      <style:text-properties officeooo:rsid="0027a717"/>
    </style:style>
    <style:style style:name="T7" style:family="text">
      <style:text-properties officeooo:rsid="00293c7d"/>
    </style:style>
    <style:style style:name="T8" style:family="text">
      <style:text-properties officeooo:rsid="0029d69a"/>
    </style:style>
    <style:style style:name="T9" style:family="text">
      <style:text-properties officeooo:rsid="002a9063"/>
    </style:style>
    <style:style style:name="T10" style:family="text">
      <style:text-properties officeooo:rsid="002f3e67"/>
    </style:style>
    <style:style style:name="T11" style:family="text">
      <style:text-properties officeooo:rsid="002f89d7"/>
    </style:style>
    <style:style style:name="T12" style:family="text">
      <style:text-properties officeooo:rsid="003aec6a"/>
    </style:style>
    <style:style style:name="T13" style:family="text">
      <style:text-properties officeooo:rsid="003ebce1"/>
    </style:style>
    <style:style style:name="T14" style:family="text">
      <style:text-properties officeooo:rsid="003f4d9b"/>
    </style:style>
    <style:style style:name="T15" style:family="text">
      <style:text-properties officeooo:rsid="004377a8"/>
    </style:style>
    <style:style style:name="T16" style:family="text">
      <style:text-properties officeooo:rsid="0043b151"/>
    </style:style>
    <style:style style:name="T17" style:family="text">
      <style:text-properties officeooo:rsid="00457f30"/>
    </style:style>
    <style:style style:name="T18" style:family="text">
      <style:text-properties officeooo:rsid="0046c589"/>
    </style:style>
    <style:style style:name="T19" style:family="text">
      <style:text-properties officeooo:rsid="0047af85"/>
    </style:style>
    <style:style style:name="T20" style:family="text">
      <style:text-properties officeooo:rsid="0048fda1"/>
    </style:style>
    <style:style style:name="T21" style:family="text">
      <style:text-properties officeooo:rsid="004b5a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Contexte</text:h>
      <text:p text:style-name="P1"/>
      <text:p text:style-name="P1">La société « Animalia » gère plusieurs refuges pour animaux <text:span text:style-name="T2">le but étant de prendre soin de ses pensionnaires et sur les long termes l’adoption de ses derniers. La société</text:span> voudrait moderniser la manière dont elle gère <text:span text:style-name="T15">la liste de ses pensionnaires, </text:span>les adoptions, <text:span text:style-name="T16">les soins effectués</text:span> et aussi par la même occasion mettre en place une solution pour présenter ses pensionnaires aux <text:span text:style-name="T21">futur </text:span>utilisateur<text:span text:style-name="T21">s </text:span>de son système. <text:span text:style-name="T2">Jusqu’à présent ceci était fait de manière manuscrite, </text:span><text:span text:style-name="T3">une tâche qui s’avère parfois longue et pénible</text:span><text:span text:style-name="T2">.</text:span></text:p>
      <text:p text:style-name="P1"/>
      <text:p text:style-name="P1"/>
      <text:p text:style-name="P1"/>
      <text:h text:style-name="Heading_20_1" text:outline-level="1">Besoin<text:span text:style-name="T10">s </text:span><text:span text:style-name="T20">et informations utiles</text:span></text:h>
      <text:p text:style-name="P2"/>
      <text:p text:style-name="P16">Enregistrer un animal</text:p>
      <text:p text:style-name="P19">Consulter la liste des pensionnaires</text:p>
      <text:p text:style-name="P9"><text:span text:style-name="T13">Retracer</text:span> et connaître les informations concernant un animal <text:span text:style-name="T18">(numéro de puce, nom, age, sexe, </text:span><text:span text:style-name="T19">refuges,</text:span><text:span text:style-name="T18"> traitements médicaux, pathologies, ...)</text:span></text:p>
      <text:p text:style-name="P18">Enregistrer une personne (un futur maître)</text:p>
      <text:p text:style-name="P20"><text:span text:style-name="T14">Enregistrer une adoption</text:span></text:p>
      <text:p text:style-name="P2"/>
      <text:p text:style-name="P2"/>
      <text:p text:style-name="P15">Concernant chaque animal :</text:p>
      <text:p text:style-name="P2"/>
      <text:list xml:id="list4080371522" text:style-name="L1">
        <text:list-item>
          <text:p text:style-name="P11">Dès qu'un animal est pris en charge pour la première fois dans un des refuge<text:span text:style-name="T4">s</text:span>, ce dernier est pucé s'il ne l'est pas déjà. <text:span text:style-name="T6">Pour permettre facilement l’identification.</text:span></text:p>
        </text:list-item>
        <text:list-item>
          <text:p text:style-name="P12"><text:span text:style-name="T7">Connaitre ou à défaut attribuer un</text:span> nom.</text:p>
        </text:list-item>
        <text:list-item>
          <text:p text:style-name="P12"><text:span text:style-name="T7">Identifier</text:span> <text:span text:style-name="T9">son </text:span><text:span text:style-name="T6">espèce.</text:span></text:p>
        </text:list-item>
        <text:list-item>
          <text:p text:style-name="P12"><text:span text:style-name="T7">Pour certaine espèce connaître e</text:span>ventuellement sa race.</text:p>
        </text:list-item>
        <text:list-item>
          <text:p text:style-name="P5">La date de naissance.</text:p>
        </text:list-item>
        <text:list-item>
          <text:p text:style-name="P5">Le sexe.</text:p>
        </text:list-item>
        <text:list-item>
          <text:p text:style-name="P5">L’âge.</text:p>
        </text:list-item>
        <text:list-item>
          <text:p text:style-name="P5">Ses refuges.</text:p>
        </text:list-item>
        <text:list-item>
          <text:p text:style-name="P12"><text:span text:style-name="T7">Pour chaque refuge, l</text:span>a date d'arrivé et de sortie <text:span text:style-name="T7">au</text:span> refuge.</text:p>
        </text:list-item>
        <text:list-item>
          <text:p text:style-name="P12">Un<text:span text:style-name="T7">e</text:span> description.</text:p>
        </text:list-item>
        <text:list-item>
          <text:p text:style-name="P5"><text:span text:style-name="T8">Savoir si</text:span> c'est un animal <text:span text:style-name="T8">déclaré comme en</text:span> "SOS".</text:p>
        </text:list-item>
        <text:list-item>
          <text:p text:style-name="P8">Potentiellement <text:span text:style-name="T8">connaître les pathologies de l’animal</text:span></text:p>
        </text:list-item>
        <text:list-item>
          <text:p text:style-name="P8"><text:span text:style-name="T8"><text:s/></text:span><text:span text:style-name="T17">L</text:span><text:span text:style-name="T8">es traitements </text:span><text:span text:style-name="T17">médicaux </text:span><text:span text:style-name="T8">qu</text:span><text:span text:style-name="T17">e l’animal</text:span><text:span text:style-name="T8"> suit.</text:span></text:p>
        </text:list-item>
        <text:list-item>
          <text:p text:style-name="P6">Des photos de l'animal.</text:p>
        </text:list-item>
        <text:list-item>
          <text:p text:style-name="P13">Un animal peut changer de refuge (pour un transfert par exemple) un motif peut alors être associé au changement de refuge.</text:p>
        </text:list-item>
        <text:list-item>
          <text:p text:style-name="P7">Il faut pouvoir retracer <text:span text:style-name="T5">les</text:span> refuges <text:span text:style-name="T5">de chaque animal</text:span>, et connaitre son refuge actuel.</text:p>
        </text:list-item>
      </text:list>
      <text:p text:style-name="P10"/>
      <text:p text:style-name="P3"><text:soft-page-break/></text:p>
      <text:p text:style-name="P4">C<text:span text:style-name="T12">oncernant les adoptions :</text:span></text:p>
      <text:p text:style-name="P2"/>
      <text:list xml:id="list145014428102502" text:continue-numbering="true" text:style-name="L1">
        <text:list-item>
          <text:p text:style-name="P11">Chaque adoption est fait par une personne majeur.</text:p>
          <text:p text:style-name="P11"/>
        </text:list-item>
        <text:list-item>
          <text:p text:style-name="P11">Chaque adoption doit faire l'object d'une cotisation au refuge. <text:span text:style-name="T10">La cotisation dépend de l’animal (cotisation libre si </text:span><text:span text:style-name="T11">l’annimal est en « SOS »).</text:span></text:p>
          <text:p text:style-name="P11"/>
        </text:list-item>
        <text:list-item>
          <text:p text:style-name="P11">Un don en plus de la cotisation peut être fait.</text:p>
        </text:list-item>
        <text:list-item>
          <text:p text:style-name="P11">La date <text:span text:style-name="T4">de l’adoption</text:span>.</text:p>
        </text:list-item>
        <text:list-item>
          <text:p text:style-name="P11">Certaines adoptions se passent mal. Le propriétaire a la possibilité de rendre l'animal au refug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3465a4" fo:font-size="28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5983b0" fo:font-size="26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5983b0" fo:font-size="24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729fcf" fo:font-size="22pt" fo:font-style="italic" style:text-underline-style="soli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i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f8a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A3" style:page-layout-name="Mpm9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9T19:16:16.614162782</meta:creation-date>
    <meta:editing-duration>PT36M43S</meta:editing-duration>
    <meta:editing-cycles>41</meta:editing-cycles>
    <meta:generator>LibreOffice/6.4.7.2$Linux_X86_64 LibreOffice_project/40$Build-2</meta:generator>
    <dc:date>2022-06-20T14:50:12.749081423</dc:date>
    <meta:document-statistic meta:table-count="0" meta:image-count="0" meta:object-count="0" meta:page-count="2" meta:paragraph-count="34" meta:word-count="349" meta:character-count="2054" meta:non-whitespace-character-count="1760"/>
  </office:meta>
</office:document-meta>
</file>